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ta_for_graph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3046" calcext:value-type="float">
            <text:p>3046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296" calcext:value-type="float">
            <text:p>229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697" calcext:value-type="float">
            <text:p>269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691" calcext:value-type="float">
            <text:p>169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323" calcext:value-type="float">
            <text:p>332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456" calcext:value-type="float">
            <text:p>245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data_for_graph.A1:data_for_graph.B26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2T16:26:02.966556041</dc:date>
    <meta:editing-duration>PT7M53S</meta:editing-duration>
    <meta:editing-cycles>1</meta:editing-cycles>
    <meta:document-statistic meta:table-count="1" meta:cell-count="536" meta:object-count="0"/>
    <meta:generator>LibreOffice/5.1.4.2$Linux_X86_64 LibreOffice_project/10m0$Build-2</meta:generator>
  </office:meta>
</office:document-meta>
</file>